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3e2" officeooo:paragraph-rsid="001843e2"/>
    </style:style>
    <style:style style:name="P2" style:family="paragraph" style:parent-style-name="Standard">
      <style:paragraph-properties fo:text-align="center" style:justify-single-word="false"/>
      <style:text-properties style:font-name="Liberation Sans" fo:font-size="20pt" fo:font-weight="bold" officeooo:rsid="001843e2" officeooo:paragraph-rsid="001843e2" style:font-size-asian="20pt" style:font-weight-asian="bold" style:font-size-complex="20pt" style:font-weight-complex="bold"/>
    </style:style>
    <style:style style:name="P3" style:family="paragraph" style:parent-style-name="Standard">
      <style:text-properties officeooo:rsid="0018e191" officeooo:paragraph-rsid="0018e191"/>
    </style:style>
    <style:style style:name="P4" style:family="paragraph" style:parent-style-name="Standard">
      <style:text-properties officeooo:rsid="00193553" officeooo:paragraph-rsid="00193553"/>
    </style:style>
    <style:style style:name="P5" style:family="paragraph" style:parent-style-name="Standard">
      <style:text-properties officeooo:rsid="0019dc0c" officeooo:paragraph-rsid="0019dc0c"/>
    </style:style>
    <style:style style:name="P6" style:family="paragraph" style:parent-style-name="Standard">
      <style:text-properties officeooo:rsid="001a439c" officeooo:paragraph-rsid="001a439c"/>
    </style:style>
    <style:style style:name="P7" style:family="paragraph" style:parent-style-name="Standard">
      <style:text-properties officeooo:rsid="001dbf3c" officeooo:paragraph-rsid="001dbf3c"/>
    </style:style>
    <style:style style:name="P8" style:family="paragraph" style:parent-style-name="Standard">
      <style:text-properties officeooo:rsid="002f2024" officeooo:paragraph-rsid="002f2024"/>
    </style:style>
    <style:style style:name="P9" style:family="paragraph" style:parent-style-name="Standard">
      <style:text-properties officeooo:rsid="0034f87c" officeooo:paragraph-rsid="0034f87c"/>
    </style:style>
    <style:style style:name="P10" style:family="paragraph" style:parent-style-name="Standard">
      <style:text-properties officeooo:rsid="003cd7ed" officeooo:paragraph-rsid="003cd7ed"/>
    </style:style>
    <style:style style:name="P11" style:family="paragraph" style:parent-style-name="Standard">
      <style:text-properties officeooo:rsid="00390733" officeooo:paragraph-rsid="00390733"/>
    </style:style>
    <style:style style:name="P12" style:family="paragraph" style:parent-style-name="Standard">
      <style:text-properties officeooo:rsid="003f087b" officeooo:paragraph-rsid="003f087b"/>
    </style:style>
    <style:style style:name="P13" style:family="paragraph" style:parent-style-name="Standard">
      <style:text-properties officeooo:rsid="00444d39" officeooo:paragraph-rsid="00444d39"/>
    </style:style>
    <style:style style:name="P14" style:family="paragraph" style:parent-style-name="Standard">
      <style:text-properties fo:font-style="normal" officeooo:rsid="00421fd9" officeooo:paragraph-rsid="00421fd9" style:font-style-asian="normal" style:font-style-complex="normal"/>
    </style:style>
    <style:style style:name="P15" style:family="paragraph" style:parent-style-name="Standard">
      <style:text-properties fo:font-style="normal" officeooo:rsid="00444d39" officeooo:paragraph-rsid="00444d39" style:font-style-asian="normal" style:font-style-complex="normal"/>
    </style:style>
    <style:style style:name="P16" style:family="paragraph" style:parent-style-name="Standard">
      <style:text-properties fo:font-style="normal" officeooo:rsid="00457c8b" officeooo:paragraph-rsid="00457c8b" style:font-style-asian="normal" style:font-style-complex="normal"/>
    </style:style>
    <style:style style:name="P17" style:family="paragraph" style:parent-style-name="Standard">
      <style:text-properties officeooo:rsid="001f0068" officeooo:paragraph-rsid="0048bd54"/>
    </style:style>
    <style:style style:name="P18" style:family="paragraph" style:parent-style-name="Standard">
      <style:text-properties fo:font-size="14pt" fo:font-weight="bold" officeooo:rsid="001843e2" officeooo:paragraph-rsid="001843e2" style:font-size-asian="14pt" style:font-weight-asian="bold" style:font-size-complex="14pt" style:font-weight-complex="bold"/>
    </style:style>
    <style:style style:name="P19" style:family="paragraph" style:parent-style-name="Standard">
      <style:text-properties officeooo:rsid="0048bd54" officeooo:paragraph-rsid="0048bd54"/>
    </style:style>
    <style:style style:name="P20" style:family="paragraph" style:parent-style-name="Standard">
      <style:text-properties officeooo:rsid="004a018a" officeooo:paragraph-rsid="004a018a"/>
    </style:style>
    <style:style style:name="P21" style:family="paragraph" style:parent-style-name="Standard">
      <style:text-properties officeooo:rsid="004aabba" officeooo:paragraph-rsid="004aabba"/>
    </style:style>
    <style:style style:name="P22" style:family="paragraph" style:parent-style-name="Standard">
      <style:text-properties officeooo:rsid="004c0285" officeooo:paragraph-rsid="004c0285"/>
    </style:style>
    <style:style style:name="P23" style:family="paragraph" style:parent-style-name="Standard">
      <style:text-properties officeooo:rsid="00322619" officeooo:paragraph-rsid="00322619"/>
    </style:style>
    <style:style style:name="P24" style:family="paragraph" style:parent-style-name="Standard">
      <style:text-properties officeooo:rsid="004c78b7" officeooo:paragraph-rsid="004c78b7"/>
    </style:style>
    <style:style style:name="P25" style:family="paragraph" style:parent-style-name="Standard">
      <style:text-properties officeooo:rsid="004fbcca" officeooo:paragraph-rsid="004fbcca"/>
    </style:style>
    <style:style style:name="P26" style:family="paragraph" style:parent-style-name="Standard">
      <style:text-properties officeooo:rsid="005155db" officeooo:paragraph-rsid="005155db"/>
    </style:style>
    <style:style style:name="P27" style:family="paragraph" style:parent-style-name="Standard">
      <style:text-properties officeooo:rsid="00521f7a" officeooo:paragraph-rsid="00521f7a"/>
    </style:style>
    <style:style style:name="P28" style:family="paragraph" style:parent-style-name="Standard">
      <style:text-properties officeooo:rsid="0054058d" officeooo:paragraph-rsid="0054058d"/>
    </style:style>
    <style:style style:name="P29" style:family="paragraph" style:parent-style-name="Standard">
      <style:text-properties officeooo:rsid="00557b29" officeooo:paragraph-rsid="00557b29"/>
    </style:style>
    <style:style style:name="P30" style:family="paragraph" style:parent-style-name="Standard" style:list-style-name="L1">
      <style:text-properties officeooo:rsid="0018e191" officeooo:paragraph-rsid="0018e191"/>
    </style:style>
    <style:style style:name="P31" style:family="paragraph" style:parent-style-name="Standard" style:list-style-name="L2">
      <style:text-properties officeooo:rsid="00193553" officeooo:paragraph-rsid="00193553"/>
    </style:style>
    <style:style style:name="P32" style:family="paragraph" style:parent-style-name="Standard" style:list-style-name="L2">
      <style:text-properties officeooo:rsid="0019dc0c" officeooo:paragraph-rsid="0019dc0c"/>
    </style:style>
    <style:style style:name="P33" style:family="paragraph" style:parent-style-name="Standard" style:list-style-name="L3">
      <style:text-properties officeooo:rsid="001dbf3c" officeooo:paragraph-rsid="001dbf3c"/>
    </style:style>
    <style:style style:name="P34" style:family="paragraph" style:parent-style-name="Standard">
      <style:text-properties fo:font-size="14pt" fo:font-weight="bold" officeooo:rsid="0026305f" officeooo:paragraph-rsid="0048bd54" style:font-size-asian="14pt" style:font-weight-asian="bold" style:font-size-complex="14pt" style:font-weight-complex="bold"/>
    </style:style>
    <style:style style:name="P35" style:family="paragraph" style:parent-style-name="Standard">
      <style:text-properties fo:font-style="normal" officeooo:rsid="005bd567" officeooo:paragraph-rsid="005bd567" style:font-style-asian="normal" style:font-style-complex="normal"/>
    </style:style>
    <style:style style:name="P36" style:family="paragraph" style:parent-style-name="Standard">
      <style:text-properties fo:font-style="normal" officeooo:rsid="00444d39" officeooo:paragraph-rsid="00444d39" style:font-style-asian="normal" style:font-style-complex="normal"/>
    </style:style>
    <style:style style:name="P37" style:family="paragraph" style:parent-style-name="Standard">
      <style:text-properties fo:font-style="normal" officeooo:rsid="005ddf24" officeooo:paragraph-rsid="005ddf24" style:font-style-asian="normal" style:font-style-complex="normal"/>
    </style:style>
    <style:style style:name="P38" style:family="paragraph" style:parent-style-name="Standard" style:list-style-name="L4">
      <style:text-properties fo:font-style="normal" officeooo:rsid="005de6e9" officeooo:paragraph-rsid="005de6e9" style:font-style-asian="normal" style:font-style-complex="normal"/>
    </style:style>
    <style:style style:name="P39" style:family="paragraph" style:parent-style-name="Standard" style:list-style-name="L4">
      <style:text-properties fo:font-style="normal" officeooo:rsid="005fb4cf" officeooo:paragraph-rsid="005fb4cf" style:font-style-asian="normal" style:font-style-complex="normal"/>
    </style:style>
    <style:style style:name="P40" style:family="paragraph" style:parent-style-name="Standard" style:list-style-name="L4">
      <style:text-properties fo:font-style="normal" officeooo:rsid="0061d272" officeooo:paragraph-rsid="0061d272" style:font-style-asian="normal" style:font-style-complex="normal"/>
    </style:style>
    <style:style style:name="P41" style:family="paragraph" style:parent-style-name="Standard" style:list-style-name="L4">
      <style:text-properties fo:font-style="normal" officeooo:rsid="0063b97a" officeooo:paragraph-rsid="0063b97a" style:font-style-asian="normal" style:font-style-complex="normal"/>
    </style:style>
    <style:style style:name="P42" style:family="paragraph" style:parent-style-name="Standard">
      <style:paragraph-properties fo:break-before="page"/>
      <style:text-properties fo:font-size="14pt" fo:font-weight="bold" officeooo:rsid="0034f87c" officeooo:paragraph-rsid="0034f87c" style:font-size-asian="14pt" style:font-weight-asian="bold" style:font-size-complex="14pt" style:font-weight-complex="bold"/>
    </style:style>
    <style:style style:name="P43" style:family="paragraph" style:parent-style-name="Standard">
      <style:paragraph-properties fo:break-before="page"/>
      <style:text-properties fo:font-style="normal" officeooo:rsid="005bd567" officeooo:paragraph-rsid="005bd567" style:font-style-asian="normal" style:font-style-complex="normal"/>
    </style:style>
    <style:style style:name="T1" style:family="text">
      <style:text-properties officeooo:rsid="0018e191"/>
    </style:style>
    <style:style style:name="T2" style:family="text">
      <style:text-properties officeooo:rsid="00193553"/>
    </style:style>
    <style:style style:name="T3" style:family="text">
      <style:text-properties officeooo:rsid="0019dc0c"/>
    </style:style>
    <style:style style:name="T4" style:family="text">
      <style:text-properties officeooo:rsid="001f0068"/>
    </style:style>
    <style:style style:name="T5" style:family="text">
      <style:text-properties officeooo:rsid="0025fbb3"/>
    </style:style>
    <style:style style:name="T6" style:family="text">
      <style:text-properties officeooo:rsid="0026305f"/>
    </style:style>
    <style:style style:name="T7" style:family="text">
      <style:text-properties officeooo:rsid="002c11d5"/>
    </style:style>
    <style:style style:name="T8" style:family="text">
      <style:text-properties officeooo:rsid="00303c65"/>
    </style:style>
    <style:style style:name="T9" style:family="text">
      <style:text-properties officeooo:rsid="003920d9"/>
    </style:style>
    <style:style style:name="T10" style:family="text">
      <style:text-properties officeooo:rsid="003d2096"/>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feb4b" style:font-style-asian="normal" style:font-style-complex="normal"/>
    </style:style>
    <style:style style:name="T14" style:family="text">
      <style:text-properties fo:font-style="normal" officeooo:rsid="0041bb1d" style:font-style-asian="normal" style:font-style-complex="normal"/>
    </style:style>
    <style:style style:name="T15" style:family="text">
      <style:text-properties fo:font-style="normal" officeooo:rsid="0043177d" style:font-style-asian="normal" style:font-style-complex="normal"/>
    </style:style>
    <style:style style:name="T16" style:family="text">
      <style:text-properties fo:font-style="normal" officeooo:rsid="00457c8b" style:font-style-asian="normal" style:font-style-complex="normal"/>
    </style:style>
    <style:style style:name="T17" style:family="text">
      <style:text-properties officeooo:rsid="004a018a"/>
    </style:style>
    <style:style style:name="T18" style:family="text">
      <style:text-properties officeooo:rsid="004aabba"/>
    </style:style>
    <style:style style:name="T19" style:family="text">
      <style:text-properties officeooo:rsid="004c78b7"/>
    </style:style>
    <style:style style:name="T20" style:family="text">
      <style:text-properties officeooo:rsid="004e7461"/>
    </style:style>
    <style:style style:name="T21" style:family="text">
      <style:text-properties officeooo:rsid="005155db"/>
    </style:style>
    <style:style style:name="T22" style:family="text">
      <style:text-properties officeooo:rsid="00521f7a"/>
    </style:style>
    <style:style style:name="T23" style:family="text">
      <style:text-properties officeooo:rsid="00557b29"/>
    </style:style>
    <style:style style:name="T24" style:family="text">
      <style:text-properties officeooo:rsid="0056c9e1"/>
    </style:style>
    <style:style style:name="T25" style:family="text">
      <style:text-properties officeooo:rsid="00587fc7"/>
    </style:style>
    <style:style style:name="T26" style:family="text">
      <style:text-properties officeooo:rsid="005a2071"/>
    </style:style>
    <style:style style:name="T27" style:family="text">
      <style:text-properties officeooo:rsid="005d9519"/>
    </style:style>
    <style:style style:name="T28" style:family="text">
      <style:text-properties officeooo:rsid="005de6e9"/>
    </style:style>
    <style:style style:name="T29" style:family="text">
      <style:text-properties officeooo:rsid="005fb4cf"/>
    </style:style>
    <style:style style:name="T30" style:family="text">
      <style:text-properties officeooo:rsid="005ffd26"/>
    </style:style>
    <style:style style:name="T31" style:family="text">
      <style:text-properties officeooo:rsid="0063b97a"/>
    </style:style>
    <style:style style:name="T32" style:family="text">
      <style:text-properties officeooo:rsid="0064e88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es apresentados por outros simuladores</text:p>
      <text:p text:style-name="P1"/>
      <text:p text:style-name="P18">Cloudsim</text:p>
      <text:p text:style-name="P1"/>
      <text:p text:style-name="P1">Avaliação de escalabilidade e sobrecarga</text:p>
      <text:p text:style-name="P1"/>
      <text:p text:style-name="P1">Esse teste tem como objetivo analisar a escalabilidade do uso de memória e a eficiência do Cloudsim de modo geral. <text:span text:style-name="T1">Os testes foram feitos numa máquina com:</text:span></text:p>
      <text:p text:style-name="P1"/>
      <text:list xml:id="list2959349247593799898" text:style-name="L1">
        <text:list-item>
          <text:p text:style-name="P30">2 x Intel Xeon Quad-core 2,27GHz</text:p>
        </text:list-item>
        <text:list-item>
          <text:p text:style-name="P30">16 GB de memória RAM</text:p>
        </text:list-item>
        <text:list-item>
          <text:p text:style-name="P30">Ubuntu 8.04</text:p>
        </text:list-item>
      </text:list>
      <text:p text:style-name="P3"/>
      <text:p text:style-name="P3">No primeiro teste todas as máquinas foram hospedadas com um único data center. No próximo teste <text:s/>as máquinas foram simetricamente distribuídas entre dois data centers. O número de hosts em ambos experimentos variaram de 1000 a 1 000 000. <text:span text:style-name="T2">Cada experimento foi repetido 30 vezes.</text:span></text:p>
      <text:p text:style-name="P4">Para o teste de memória, o total de memória física para plena instanciação e carregamento do <text:s/>ambiente Cloudsim foi perfilado. Para o teste de sobrecarga, o total de atraso na instanciação e simulação do ambiente foi computado como a diferença do tempo dos seguintes eventos:</text:p>
      <text:p text:style-name="P4"/>
      <text:list xml:id="list6592507212851581793" text:style-name="L2">
        <text:list-item>
          <text:p text:style-name="P31"><text:span text:style-name="T7">O</text:span> tempo <text:span text:style-name="T3">em que</text:span> o ambiente de execução (JVM) é instruído a carregar o framework Cloudsim;</text:p>
        </text:list-item>
        <text:list-item>
          <text:p text:style-name="P32"><text:span text:style-name="T7">O</text:span> instante em que as entidades do Cloudsim estão inteiramente inicializadas e prontas para processar eventos.</text:p>
        </text:list-item>
      </text:list>
      <text:p text:style-name="P5"/>
      <text:p text:style-name="P8">Os resultados mostraram que a sobrecarga não cresce linearmente com o tamanho do sistema. Ao invés disso, foi observado que cresce em passos quando um número específico de ho<text:span text:style-name="T25">spedeiros</text:span> foram usados no experimento. Os resultados obtidos mostraram que o tempo de instanciação em um experimento configurado com 1 milhão de hos<text:span text:style-name="T26">pedeiros</text:span> está em torno de 12s. Essas observações provou que o CloudSim é capaz de suportar um ambiente de simulação de larga escala com pouca ou nenhuma sobrecarga a respeito do tempo de inicialização e consumo de memória. <text:span text:style-name="T8">Por isso, o CloudSim oferece significantes benefícios como uma plataforma de teste de desempenho quando comparado com o que é oferecido na Nuvem real. É quase impossível computar o tempo e economia de sobrecarga que incorreria na montagem de um ambiente de teste em larga escala em plataformas de Nuvem. Os resultados mostraram quase o mesmo comportamento sob diferentes tamanhos de sistemas (infraestrutura de Nuvem implantado através de um ou dois data centers). Essa diferença foi estaticamente significante (de acordo com t-testes não pareados executados com exemplos para um e dois data centers para cada valor de número de hospedeiros), e isso pode ser explicado com a ajuda de um uso eficiente de uma máquina multicore pelo Java VM.</text:span></text:p>
      <text:p text:style-name="P6">O próximo teste tem como objetivo validar com exatidão as funcionalidades oferecidas pelo Cloudsim. O ambiente de simulação consistia de um data center com 10 000 hos<text:span text:style-name="T26">pedeiros</text:span>, onde cada hos<text:span text:style-name="T26">pedeiro</text:span> foi modelado para ter uma CPU de um núcleo (1200 MIPS), 4 GB RAM e 2TB de armazenamento. </text:p>
      <text:p text:style-name="P7">Foi configurado o usuário final para requisitar a criação de 50VMs que tem as seguintes restrições:</text:p>
      <text:p text:style-name="P7"/>
      <text:list xml:id="list7579386100648631075" text:style-name="L3">
        <text:list-item>
          <text:p text:style-name="P33">1024 MB de memória RAM;</text:p>
        </text:list-item>
        <text:list-item>
          <text:p text:style-name="P33">CPU 1 <text:span text:style-name="T5">núcleo;</text:span></text:p>
        </text:list-item>
        <text:list-item>
          <text:p text:style-name="P33">1 GB de armazenamento.</text:p>
        </text:list-item>
      </text:list>
      <text:p text:style-name="P7"/>
      <text:p text:style-name="P7">A granula<text:span text:style-name="T4">ridade da aplicação foi modelada para ser composta de 300 tarefas, com cada tarefa requerendo 1 440 000 milhões de instruções para ser executado nos hospedeiros.</text:span></text:p>
      <text:p text:style-name="P17"><text:soft-page-break/>Depois da criação das Vms, as tarefas foram submetidas em grupos pequenos de 50 (uma para cada VM) <text:span text:style-name="T6">em um intervalo de chegada de 10 minutos. As VM’s foram configuradas para aplicar políticas de compartilhamento de espaço e tempo para suprir tarefas nos núcleos de processamento. Como esperado, no modo de espaço compartilhado, toda tarefa demora 20 minutos para a conclusão enquanto tem acesso dedicado ao núcleo de processamento. No modo de espaço compartilhado, a chegada de uma nova tarefa não tem nenhum efeito sobre as tarefas em execução. Toda nova tarefa foi simplesmente colocada na fila de espera para considerações futuras. Entretanto, no modo de tempo compartilhado, o tempo de execução de cada tarefa variava com o aumento no número de unidades de tarefas submetidas. A política de tempo compartilhado para alocação das tarefas para as VM’s teve um efeito significativo no tempo de execução, pois o núcleo de processamento fez troca de contexto massivamente entre as tarefas ativas. O primeiro grupo de 50 tarefas teve um tempo de resposta um pouco melhor comparado com os grupos anteriores. A causa principal disso é que as tarefas nos grupos anteriores tiveram de lidar com um sistema sobrecarregado (VM’s). Entretanto, no final da simulação o sistema ficou menos carregado, os tempos de resposta melhoraram. Há comportamentos esperados para ambas políticas considerando a entrada do experimento. Por isso, os resultados mostraram que as políticas e os componentes do CloudSim estão corretamente implementados.</text:span></text:p>
      <text:p text:style-name="P17"/>
      <text:p text:style-name="P24">Avaliação de componentes de nuvens federadas</text:p>
      <text:p text:style-name="P24"/>
      <text:p text:style-name="P24">O próximo conjunto de experimentos consiste em testar os componentes do CloudSim que forma a base para modelar e simular redes de nuvens federadas (pública, privada ou ambas). <text:span text:style-name="T20">Para esse fim, um ambiente de teste que modelava uma federação de três provedores de nuvem e um usuário final foi criado. Foi avaliado uma simples política de migração de carga que faz migração online das Vms dentre os provedores de nuvem, caso o provedor original não tenha o número requisitado de Vms disponíveis. Para resumir, o processo de migração envolve os passos seguintes: (i) criação de uma instância de VM que tenha a mesma configuração da VM original e que também era compatível com as configurações do provedor de destino; e (ii) migração de Cloudlets atribuídos para a VM original para a mais nova VM instanciada.</text:span></text:p>
      <text:p text:style-name="P24"/>
      <text:p text:style-name="P25">Caso de estudo: estratégia de provisionamento híbrido em nuvem</text:p>
      <text:p text:style-name="P25"/>
      <text:p text:style-name="P25">Nessa seção, um experimento mais completo que também capturou o comportamento da rede (latência) entre nuvens é apresentado. Esse experimento mostrou que a adoção de ambientes de computação em nuvem híbrida pública/privada pode aumentar a produtividade da companhia. Com esse modelo, companhias podem dinamicamente expandir a capacidade de seus sistemas <text:span text:style-name="T21">alugando recursos de uma nuvem pública a um custo razoável.</text:span></text:p>
      <text:p text:style-name="P26">O cenário de simulação modela uma rede de uma nuvem privada e uma nuvem pública (Amazon EC2). As nuvens privadas e públicas foram modeladas para ter dois data centers distintos. Um CloudCoordinator no data center privado recebe as aplicações do usuário e os processa-os baseado em FCFS. Para avaliar a efetividade de uma nuvem híbrida em acelerar a execução de tarefas, dois cenários de testes foram simulados: no primeiro cenário, toda tarefa pode ser migrada para as nuvens públicas caso os recursos da nuvem privada estão ocupados ou indisponíveis. <text:span text:style-name="T22">Por outro lado, o segundo cenário simulou um Cloud-Burst através da integração do/um local da nuvem privada com nuvem pública para entregar o pico em demandas de serviço.</text:span></text:p>
      <text:p text:style-name="P27">A nuvem privada hospedava aproximadamente 100 máquinas. Cada máquina tinha 2 GB de RAM, 10 TB de armazenamento, e uma CPU que executava 1000 MIPS. As Vms criadas na nuvem pública foram baseadas nas pequenas instâncias da Amazon.</text:p>
      <text:p text:style-name="P27">A carga de trabalho enviadas para a nuvem privada foi composta de 10 000 tarefas. Cada tarefa requeria entre 20 e 22 minutos de processamento. As distribuições de tempo de processamento foi randomicamente gerado baseado na distribuição normal. Cada uma das 10 000 tarefas foram submetidas ao mesmo tempo para a nuvem privada.</text:p>
      <text:p text:style-name="P28"><text:soft-page-break/>Como esperado, com um aumento no tamanho de recursos que foram disponíveis para o provisionamento de tarefas, o tempo total de processamento das tarefas diminui. Entretanto, o custo associado com o processamento também aumentou. Mesmo assim, o aumento do custo oferece ganhos significativos em termos de melhora no tempo. <text:span text:style-name="T23">No geral, sempre foi mais barato alugar recursos das nuvens públicas para cuidar dos picos repentinos nas demandas em comparação com a compra ou instalação de infraestruturas privadas. </text:span></text:p>
      <text:p text:style-name="P28"/>
      <text:p text:style-name="P29">Caso de estudo: gerenciamento do gasto energética de um data center</text:p>
      <text:p text:style-name="P29"/>
      <text:p text:style-name="P29">O ambiente de simulação contou com um data center que tinha 100 nós. Esses nós foram projetados para terem uma CPU de 1000 MIPS, 2 GB de RAM e 1 TB de armazenamento. O modelo de carga de trabalho para essa avaliação incluiu requisições provisionadas para 400 Vms, com cada requisição demandando 1 núcleo de CPU (250 MIPS), 256 MB de RAM e 1 GB de armazenamento. Cada VM hospedava um serviço de hospedagem web, <text:span text:style-name="T24">cujo</text:span> a distribuição de utilização de CPU foi implementada com a suposição de que o consumo de energia é a soma de alguma energia estática, <text:span text:style-name="T24">da qual é constante para um hospedeiro comutado; e um componente dinâmico, da qual é uma função linear de utilização. Inicialmente, as Vms foram alocadas de acordo com os parâmetros requisitados (4 Vms para cada hospedeiro). A arquitetura de computação em nuvem considerada para o estudo de técnicas/políticas de gestão de recursos conscientes de energia incluídos em um data center. Os componentes CloudCoordinator e Sensor realizavam as regras usuais. Através dos Sensors anexados em cada hospedeiro, o CloudCoordinator era capaz de monitorar periodicamente o desempenho das Vms ativas, tal como condições de carga, e compartilhamento de processamento. Essa informação de tempo real era passada para a VMM, que era usada para realizar um redimensionamento apropriado das Vms e aplicações de DVFS e soft scaling. O CloudCoordinator continuamente adaptava a alocação das Vms emitindo comandos de migração e alterando os estados de potência dos hospedeiros de acordo com sua política e recursos atuais.</text:span></text:p>
      <text:p text:style-name="P29"/>
      <text:p text:style-name="P17"/>
      <text:p text:style-name="P34">GreenCloud</text:p>
      <text:p text:style-name="P23"/>
      <text:p text:style-name="P22">No capítulo 3 é apresentado uma comparação com outros simuladores, tal como o CloudSim e o MDCSim. As comparações feitas por tópicos, como: Plataforma (Linguagem/Script), Disponibilidade, Tempo de simulação, <text:span text:style-name="T19">Suporte Gráfico, Modelos de aplicação, Modelo/Suporte de Comunicação do TCP/IP, Modelos Físicos, Modelos energéticos e Modelos de economia de energia.</text:span></text:p>
      <text:p text:style-name="P19"><text:span text:style-name="T19">No capítulo seguinte é apresentado um</text:span> caso de estudo <text:span text:style-name="T19">que</text:span> consiste na simulação de <text:span text:style-name="T18">um </text:span>data center com 3 diferentes <text:span text:style-name="T18">arquiteturas</text:span> (d<text:span text:style-name="T17">ois níveis</text:span> - 2T, três <text:span text:style-name="T17">níveis</text:span> - 3T e três <text:span text:style-name="T17">níveis</text:span> de alta velocidade – 3Ths), tendo como foco a economia de energia.</text:p>
      <text:p text:style-name="P19">Por razões de comparação, foi fixado um n<text:span text:style-name="T17">ú</text:span>mero de 1536 nós nas três topologias, enquanto o número de interconexões são variados.</text:p>
      <text:p text:style-name="P20">Em sequência, são apresentados os detalhes das interconexões de cada topologia.</text:p>
      <text:p text:style-name="P20">Para cargas de trabalho do tipo CIW, a relação entre processamento e transferência de dados é de 1/10, ou seja, a carga máxima dos servidores do data center serão 100% ocupados, enquanto a rede de comunicação terá uma carga de 10%. Para cargas de trabalho do tipo DIW a relação é inversa. <text:span text:style-name="T18">Cargas de trabalho equilibradas carregam os servidores e a rede do data center proporcionalmente.</text:span></text:p>
      <text:p text:style-name="P21">As cargas de trabalho que chegam ao data center são escalonadas para execução usando o escalonador <text:s/>“verde”, que tem como foco ser energeticamente eficiente.</text:p>
      <text:p text:style-name="P22">A sequência do teste apresenta gráficos e detalhes da simulação, por exemplo, quanta energia foi gasta, distribuição do consumo de energia no data center, etc.</text:p>
      <text:p text:style-name="P22"/>
      <text:p text:style-name="P9"/>
      <text:p text:style-name="P9"/>
      <text:p text:style-name="P42">iCanCloud</text:p>
      <text:p text:style-name="P9"/>
      <text:p text:style-name="P11">O processo de validação foi conduzido para demonstrar a aplicabilidade e a utilidade do simulador iCanCloud. Foi usada uma aplicação crítica que calcula as trajetórias de uma lua de Marte, Phobos. A aplicação divide toda a trajetória em subintervalos que são calculados pelas tarefas na nuvem – assim, cada intervalo traçado de uma tarefa não tem relação ao seu tempo de execução. O intervalo do percurso processado por cada tarefa <text:span text:style-name="T9">é o mesmo e o sistema faz um escalonamento dinâmico onde uma pesquisa contínua de núcleos livres garante um uso constante dos recursos. Para começar o processo de validação, a aplicação foi portada para funcionar na infraestrutura da Amazon EC2, a formulação e validação de um modelo e uma métrica combinando custo e performance foram feitos. Os resultados obtidos a partir do modelo matemático serão comparados com aqueles do iCanCloud e finalmente os resultados da real execução na Amazon serão usados para comparação.</text:span></text:p>
      <text:p text:style-name="P10">Para lidar com o nível de complexidade da infraestrutura da nuvem, foi usado a métrica de custo/des<text:span text:style-name="T10">empenho que foi definida como:</text:span></text:p>
      <text:p text:style-name="P10"/>
      <text:p text:style-name="P10"><draw:frame draw:style-name="fr1" draw:name="Objeto1" text:anchor-type="as-char" svg:y="-0.739cm" svg:width="5.56cm" svg:height="1.24cm" draw:z-index="0"><draw:object xlink:href="./Object 1" xlink:type="simple" xlink:show="embed" xlink:actuate="onLoad"/><draw:image xlink:href="./ObjectReplacements/Object 1" xlink:type="simple" xlink:show="embed" xlink:actuate="onLoad"/></draw:frame></text:p>
      <text:p text:style-name="P10"/>
      <text:p text:style-name="P12">onde <draw:frame draw:style-name="fr1" draw:name="Objeto2" text:anchor-type="as-char" svg:y="-0.377cm" svg:width="0.831cm" svg:height="0.531cm" draw:z-index="1"><draw:object xlink:href="./Object 2" xlink:type="simple" xlink:show="embed" xlink:actuate="onLoad"/><draw:image xlink:href="./ObjectReplacements/Object 2" xlink:type="simple" xlink:show="embed" xlink:actuate="onLoad"/></draw:frame>é o tempo de execução da tarefa, os valores de <text:span text:style-name="T11">I</text:span><text:span text:style-name="T12"> e i corresponde a todo o intervalo do percurso e o intervalo do percurso por tarefa. Por outro lado, </text:span><text:span text:style-name="T12"><draw:frame draw:style-name="fr1" draw:name="Objeto3" text:anchor-type="as-char" svg:y="-0.377cm" svg:width="0.854cm" svg:height="0.531cm" draw:z-index="2"><draw:object xlink:href="./Object 3" xlink:type="simple" xlink:show="embed" xlink:actuate="onLoad"/><draw:image xlink:href="./ObjectReplacements/Object 3" xlink:type="simple" xlink:show="embed" xlink:actuate="onLoad"/></draw:frame></text:span><text:span text:style-name="T12">e </text:span><text:span text:style-name="T12"><draw:frame draw:style-name="fr1" draw:name="Objeto4" text:anchor-type="as-char" svg:y="-0.377cm" svg:width="0.674cm" svg:height="0.531cm" draw:z-index="3"><draw:object xlink:href="./Object 4" xlink:type="simple" xlink:show="embed" xlink:actuate="onLoad"/><draw:image xlink:href="./ObjectReplacements/Object 4" xlink:type="simple" xlink:show="embed" xlink:actuate="onLoad"/></draw:frame></text:span><text:span text:style-name="T12">são o número de máquinas virtuais e o número de núcleos por máquina virtual, </text:span><text:span text:style-name="T13">junto com o uso da máquina virtual cobrado por hora (</text:span><text:span text:style-name="T13"><draw:frame draw:style-name="fr1" draw:name="Objeto5" text:anchor-type="as-char" svg:y="-0.377cm" svg:width="0.639cm" svg:height="0.531cm" draw:z-index="4"><draw:object xlink:href="./Object 5" xlink:type="simple" xlink:show="embed" xlink:actuate="onLoad"/><draw:image xlink:href="./ObjectReplacements/Object 5" xlink:type="simple" xlink:show="embed" xlink:actuate="onLoad"/></draw:frame></text:span><text:span text:style-name="T13">). Dessa maneira, a melhor configuração da infraestrutura seria a qual produzi</text:span><text:span text:style-name="T14">ria</text:span><text:span text:style-name="T13"> o menor valor de C/D. </text:span><text:span text:style-name="T15">Gráficos gerados apresentam os resultados obtidos pela execução do modelo da aplicação junto com os resultados da mesma aplicação implementada no iCanCloud. Concluiu-se que os melhores resultados foram obtidos usando pequenas e altas instâncias de CPU.</text:span></text:p>
      <text:p text:style-name="P14">Foi montado um gráfico que mostra a diferença dos resultados de execução da aplicação no sistema da Amazon EC2 e o modelo análogo usando o iCanCloud.</text:p>
      <text:p text:style-name="P14"/>
      <text:p text:style-name="P15">Comparação com o CloudSim</text:p>
      <text:p text:style-name="P15"/>
      <text:p text:style-name="P13"><text:span text:style-name="T12">Foi feito um teste de comparação de tempo de simulação de um modelo no iCanCloud e no CloudSim, similar aos testes feitos com o iSPD e o CloudSim. Houve uma diferença entre os dois simuladores quando o número de Vms instanciadas foram aumentadas. No iCanCloud 2500 Vms foram usadas sem um considerável impacto no aumento do tempo de execução das tarefas. No CloudSim ao aumentar o número de Vms o tempo de execução também aumenta. </text:span><text:span text:style-name="T16">A escalabilidade do iCanCloud é melhor que a do CloudSim. Isso acontece porque o iCanCloud necessita de um tempo considerável para inicializar cada componente devido ao grande nível de detalhe, enquanto o CloudSim faz isso mais rapidamente. Entretanto, em simulações de larga escala, o tempo gasto nessa fase é praticamente insignificante.</text:span></text:p>
      <text:p text:style-name="P16">Em outro gráfico é mostrado a quantidade de consumo de memória em cada experimento. O iCanCloud consome mais memória do que o CloudSim devido ao grande detalhe de cada instância de VM. Até 1000 Vms, a quantidade de memória requerida por ambos simuladores é similar. Mas usando mais do que 1000 Vms, a quantidade de memória requerida pelo iCanCloud cresce muito mais rápido do que o CloudSim.</text:p>
      <text:p text:style-name="P16">No geral, o iCanCloud é mais rápido em experimentos de larga escala e fornece melhor escalabilidade, mas requer mais memória do que o CloudSim.</text:p>
      <text:p text:style-name="P15"/>
      <text:p text:style-name="P43">CloudSim Plus</text:p>
      <text:p text:style-name="P35"/>
      <text:p text:style-name="P35">O CloudSim Plus é uma <text:span text:style-name="T27">modificação do CloudSim 3 que passou por uma reengenharia, primeiramente, para evitar duplicação de código para uma melhor reutilização e para garantir o cumprimento dos princípios e recomendações de engenharia de software, visando proporcionar uma estrutura de simulação de nuvem mais extensível, menos acoplada e mais coesa.</text:span></text:p>
      <text:p text:style-name="P35"/>
      <text:p text:style-name="P37">Recursos exclusivos</text:p>
      <text:p text:style-name="P37"/>
      <text:p text:style-name="P37">O CloudSim Plus fornece vários recursos exclusivos, <text:span text:style-name="T28">desde os mais básicos que faltam no CloudSim</text:span> <text:span text:style-name="T28">até recursos avançados que permitem a implementação de cenários de simulação mais realistas.</text:span></text:p>
      <text:p text:style-name="P37"/>
      <text:list xml:id="list2162712195350602020" text:style-name="L4">
        <text:list-item>
          <text:p text:style-name="P38">Ele é muito mais fácil de usar. Um cenário de simulação completo e de fácil entendimento pode ser construído em algumas linhas de código.</text:p>
        </text:list-item>
        <text:list-item>
          <text:p text:style-name="P38">Escalonamento horizontal de VM, permite uma criação dinâmica de Vms de acordo com uma condição de sobrecarga. Tal condição é definida através de um predicado que pode verificar diferentes recursos de uma VM tal como uso de CPU, RAM ou banda.</text:p>
        </text:list-item>
        <text:list-item>
          <text:p text:style-name="P38">Execução paralela de simulações, permitindo que várias simulações sejam executadas simultaneamente de maneira isolada.</text:p>
        </text:list-item>
        <text:list-item>
          <text:p text:style-name="P38">Objetos ouvintes (Listeners) para permitir monitoramento da simulação.</text:p>
        </text:list-item>
        <text:list-item>
          <text:p text:style-name="P38">Construtores (Builders) que permitem a criação <text:span text:style-name="T29">de múltiplos objetos de simulação com uma mesma configuração.</text:span></text:p>
        </text:list-item>
        <text:list-item>
          <text:p text:style-name="P39">Objetos TableBuilder que são usados em todos os exemplos e permitem imprimir resultados de simulação em diferentes formatos tal como a tabela ASCII, CSV ou HTML. Ele mostra resultados de simulações em tabelas perfeitamente alinhadas, incluindo unidade de dados e dados adicionais.</text:p>
        </text:list-item>
        <text:list-item>
          <text:p text:style-name="P39">É um framework fortemente orientado a objetos que cria relacionamentos entre as classes e permite chamadas encadeadas tal como cloudlet.getVm().getHost().getDatacenter(). E não precisa se preocupar com NullPointerException quando faz tal chamada porque o CloudSim Plus usa o Null Object Design Pattern para evitar que isso ocorra.</text:p>
        </text:list-item>
        <text:list-item>
          <text:p text:style-name="P39">Permite criação dinâmica de Vms e Cloudlets sem precisar criar, em tempo de execução, um Broker. Isso permite que <text:span text:style-name="T30">as Vms sejam criadas em demanda de acordo com a chegada de cloudlets.</text:span></text:p>
        </text:list-item>
        <text:list-item>
          <text:p text:style-name="P40">Classes e interfaces que permitem implementação de heurísticas tal como Tabu Search, Recozimento simulado, Sistema de Colônia de formigas e assim por diante.</text:p>
        </text:list-item>
        <text:list-item>
          <text:p text:style-name="P40">Implementação de um Escalonador Completamente Justo usado na versão mais recente do kernel do Linux.</text:p>
        </text:list-item>
        <text:list-item>
          <text:p text:style-name="P40">Módulo de Rede completamente reprojetado. Exemplos de rede completamente refatorados para <text:span text:style-name="T31">deixá-los mais claros e fáceis de mudar.</text:span></text:p>
        </text:list-item>
        <text:list-item>
          <text:p text:style-name="P41">Construtores mais simples para instanciar objetos de simulação, tornando menos confuso de usar o framework. É aplicado o princípio de Configuração sobre Convenção (CoC) para pedir somente parâmetros <text:span text:style-name="T32">obrigatórios na instanciação de objetos.</text:span></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53:28.511908655</meta:creation-date>
    <dc:date>2017-01-23T19:43:29.583303163</dc:date>
    <meta:editing-duration>P5DT16H58M13S</meta:editing-duration>
    <meta:editing-cycles>16</meta:editing-cycles>
    <meta:generator>LibreOffice/5.1.5.2$Linux_X86_64 LibreOffice_project/10m0$Build-2</meta:generator>
    <meta:document-statistic meta:table-count="0" meta:image-count="0" meta:object-count="5" meta:page-count="5" meta:paragraph-count="63" meta:word-count="2666" meta:character-count="16614" meta:non-whitespace-character-count="14023"/>
  </office:meta>
</office:document-meta>
</file>

<file path=Object 1/content.xml><?xml version="1.0" encoding="utf-8"?>
<math xmlns="http://www.w3.org/1998/Math/MathML" display="block">
  <semantics>
    <mrow>
      <mrow>
        <mrow>
          <mi>C</mi>
          <mo stretchy="false">/</mo>
          <mi>D</mi>
        </mrow>
        <mo stretchy="false">=</mo>
        <mi mathvariant="italic">CT</mi>
        <mo stretchy="false">=</mo>
        <mfrac>
          <mrow>
            <msub>
              <mi>C</mi>
              <mi>h</mi>
            </msub>
            <msub>
              <mi>T</mi>
              <mi mathvariant="italic">exe</mi>
            </msub>
            <mi>I</mi>
          </mrow>
          <mrow>
            <mi>i</mi>
            <msubsup>
              <mi>N</mi>
              <mi>c</mi>
              <mn>2</mn>
            </msubsup>
          </mrow>
        </mfrac>
      </mrow>
      <mrow>
        <mo fence="true" stretchy="true">[</mo>
        <mrow>
          <mfrac>
            <mrow>
              <msub>
                <mi>T</mi>
                <mi mathvariant="italic">exe</mi>
              </msub>
              <mi>I</mi>
            </mrow>
            <mrow>
              <mi>i</mi>
              <msub>
                <mi>N</mi>
                <mi mathvariant="italic">vm</mi>
              </msub>
              <msub>
                <mi>N</mi>
                <mi>c</mi>
              </msub>
            </mrow>
          </mfrac>
        </mrow>
        <mo fence="true" stretchy="true">]</mo>
      </mrow>
    </mrow>
    <annotation encoding="StarMath 5.0">C / D = CT = {C_{h}T_{exe}I} over {i N^{2}_{c}}  left [ {T_{exe}I} over {i N_{vm} N_{c}} right ] </annotation>
  </semantics>
</math>
</file>

<file path=Object 2/content.xml><?xml version="1.0" encoding="utf-8"?>
<math xmlns="http://www.w3.org/1998/Math/MathML" display="block">
  <semantics>
    <msub>
      <mi>T</mi>
      <mi mathvariant="italic">exe</mi>
    </msub>
    <annotation encoding="StarMath 5.0">T_{ exe }</annotation>
  </semantics>
</math>
</file>

<file path=Object 3/content.xml><?xml version="1.0" encoding="utf-8"?>
<math xmlns="http://www.w3.org/1998/Math/MathML" display="block">
  <semantics>
    <msub>
      <mi>N</mi>
      <mi mathvariant="italic">vm</mi>
    </msub>
    <annotation encoding="StarMath 5.0">N_{ vm }</annotation>
  </semantics>
</math>
</file>

<file path=Object 4/content.xml><?xml version="1.0" encoding="utf-8"?>
<math xmlns="http://www.w3.org/1998/Math/MathML" display="block">
  <semantics>
    <msub>
      <mi>N</mi>
      <mi>c</mi>
    </msub>
    <annotation encoding="StarMath 5.0">N_{ c }</annotation>
  </semantics>
</math>
</file>

<file path=Object 5/content.xml><?xml version="1.0" encoding="utf-8"?>
<math xmlns="http://www.w3.org/1998/Math/MathML" display="block">
  <semantics>
    <msub>
      <mi>C</mi>
      <mi>h</mi>
    </msub>
    <annotation encoding="StarMath 5.0">C_{ h }</annotation>
  </semantics>
</math>
</file>